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22E00000094DED51490.png"/>
  <manifest:file-entry manifest:media-type="image/png" manifest:full-path="Pictures/10000000000000E000000037199CFF8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helvetica" style:font-family-generic="swiss" fo:font-size="24pt" fo:font-weight="bold" style:font-size-asian="18pt" style:font-weight-asian="bold" style:font-size-complex="18pt" style:font-weight-complex="bold"/>
    </style:style>
    <style:style style:name="T1" style:family="text">
      <style:text-properties fo:color="#000000" fo:font-family="helvetica" style:font-family-generic="swiss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63cm" svg:height="3.915cm" svg:x="3.679cm" svg:y="5.053cm">
          <draw:image xlink:href="Pictures/100000000000022E00000094DED51490.png" xlink:type="simple" xlink:show="embed" xlink:actuate="onLoad">
            <text:p/>
          </draw:image>
        </draw:frame>
        <draw:frame draw:style-name="gr1" draw:text-style-name="P1" draw:layer="layout" svg:width="5.926cm" svg:height="1.454cm" svg:x="8.098cm" svg:y="10.584cm">
          <draw:image xlink:href="Pictures/10000000000000E000000037199CFF81.png" xlink:type="simple" xlink:show="embed" xlink:actuate="onLoad">
            <text:p/>
          </draw:image>
        </draw:frame>
        <draw:frame draw:style-name="gr2" draw:text-style-name="P2" draw:layer="layout" svg:width="18.773cm" svg:height="2.435cm" svg:x="1.77cm" svg:y="13.631cm">
          <draw:text-box>
            <text:p text:style-name="P1"><text:span text:style-name="T1">User's Guide for Paradigm4 Enterprise SciDB</text:span></text:p>
            <text:p text:style-name="P1"><text:span text:style-name="T1">with Paradigm4 Extension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11-22T13:27:52</meta:creation-date>
    <dc:date>2012-01-05T14:43:15</dc:date>
    <meta:editing-duration>PT00H05M07S</meta:editing-duration>
    <meta:editing-cycles>2</meta:editing-cycles>
    <meta:generator>OpenOffice.org/3.2$Unix OpenOffice.org_project/320m19$Build-9505</meta:generator>
    <meta:document-statistic meta:object-count="3"/>
  </office:meta>
</office:document-meta>
</file>